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Thorndale" svg:font-family="Thorndale" style:font-family-generic="roman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6243in" style:use-optimal-column-width="false"/>
    </style:style>
    <style:style style:name="TableColumn3" style:family="table-column">
      <style:table-column-properties style:column-width="2.6736in" style:use-optimal-column-width="false"/>
    </style:style>
    <style:style style:name="TableColumn4" style:family="table-column">
      <style:table-column-properties style:column-width="0.6284in" style:use-optimal-column-width="false"/>
    </style:style>
    <style:style style:name="Table1" style:family="table" style:master-page-name="MP0">
      <style:table-properties style:width="6.926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Fuentedepárrafopredeter." style:family="text">
      <style:text-properties fo:font-weight="bold" style:font-weight-asian="bold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Courier New" style:font-name-complex="Courier New" fo:color="#646464" style:letter-kerning="false" fo:font-size="10pt" style:font-size-asian="10pt" style:font-size-complex="10pt" style:language-complex="ar" style:country-complex="SA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="Thorndale" fo:color="#000000"/>
    </style:style>
    <style:style style:name="TableCell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8" style:parent-style-name="Fuentedepárrafopredeter." style:family="text">
      <style:text-properties style:font-name="Thorndale" fo:color="#0000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Courier New" style:font-name-complex="Courier New" fo:color="#646464" style:letter-kerning="false" fo:font-size="10pt" style:font-size-asian="10pt" style:font-size-complex="10pt" style:language-complex="ar" style:country-complex="SA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Thorndale" fo:color="#000000"/>
    </style:style>
    <style:style style:name="TableCell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Thorndale" fo:color="#000000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Courier New" style:font-name-complex="Courier New" fo:color="#646464" style:letter-kerning="false" fo:font-size="10pt" style:font-size-asian="10pt" style:font-size-complex="10pt" style:language-complex="ar" style:country-complex="SA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CO" style:language-complex="ar" style:country-complex="SA"/>
    </style:style>
    <style:style style:name="T3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CO" style:language-complex="ar" style:country-complex="SA"/>
    </style:style>
    <style:style style:name="T33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CO" style:language-complex="ar" style:country-complex="SA"/>
    </style:style>
    <style:style style:name="T3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CO" style:language-complex="ar" style:country-complex="SA"/>
    </style:style>
    <style:style style:name="T35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s" style:country-asian="CO" style:language-complex="ar" style:country-complex="SA"/>
    </style:style>
    <style:style style:name="T3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CO" style:language-complex="ar" style:country-complex="SA"/>
    </style:style>
    <style:style style:name="T37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CO" style:language-complex="ar" style:country-complex="SA"/>
    </style:style>
    <style:style style:name="T3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CO" style:language-complex="ar" style:country-complex="SA"/>
    </style:style>
    <style:style style:name="P39" style:parent-style-name="TableContents" style:family="paragraph">
      <style:text-properties style:font-name="Thorndale" fo:color="#000000"/>
    </style:style>
    <style:style style:name="P40" style:parent-style-name="TableContents" style:family="paragraph">
      <style:text-properties style:font-name="Thorndale" fo:color="#000000"/>
    </style:style>
    <style:style style:name="P4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2" style:parent-style-name="Fuentedepárrafopredeter.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s" style:country-asian="CO" style:language-complex="ar" style:country-complex="SA"/>
    </style:style>
    <style:style style:name="T4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CO" style:language-complex="ar" style:country-complex="SA"/>
    </style:style>
    <style:style style:name="T44" style:parent-style-name="Fuentedepárrafopredeter.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s" style:country-asian="CO" style:language-complex="ar" style:country-complex="SA"/>
    </style:style>
    <style:style style:name="T4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CO" style:language-complex="ar" style:country-complex="SA"/>
    </style:style>
    <style:style style:name="T4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CO" style:language-complex="ar" style:country-complex="SA"/>
    </style:style>
    <style:style style:name="T4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CO" style:language-complex="ar" style:country-complex="SA"/>
    </style:style>
    <style:style style:name="T48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s" style:country-asian="CO" style:language-complex="ar" style:country-complex="SA"/>
    </style:style>
    <style:style style:name="T4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CO" style:language-complex="ar" style:country-complex="SA"/>
    </style:style>
    <style:style style:name="T50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CO" style:language-complex="ar" style:country-complex="SA"/>
    </style:style>
    <style:style style:name="T5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CO" style:language-complex="ar" style:country-complex="SA"/>
    </style:style>
    <style:style style:name="P52" style:parent-style-name="TableContents" style:family="paragraph">
      <style:text-properties style:font-name="Thorndale" fo:color="#000000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54" style:parent-style-name="Fuentedepárrafopredeter." style:family="text">
      <style:text-properties style:font-name="Thorndale"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intaxis<text:s/></text:p>
          </table:table-cell>
          <table:table-cell table:style-name="TableCell8">
            <text:p text:style-name="TableContents">Escribo una variable llamada<text:s/><text:span text:style-name="T9">hola</text:span>, y luego hago referencia a<text:s/><text:span text:style-name="T10">hoal</text:span></text:p>
          </table:table-cell>
          <table:table-cell table:style-name="TableCell11">
            <text:p text:style-name="TableContents">80%</text:p>
          </table:table-cell>
        </table:table-row>
        <table:table-row table:style-name="TableRow12">
          <table:table-cell table:style-name="TableCell13">
            <text:p text:style-name="P14">Use stric</text:p>
          </table:table-cell>
          <table:table-cell table:style-name="TableCell15">
            <text:p text:style-name="P16">Validar que se escriba bien y que siempre este en cada archivo</text:p>
          </table:table-cell>
          <table:table-cell table:style-name="TableCell17">
            <text:p text:style-name="TableContents"><text:span text:style-name="T18">80%</text:span></text:p>
          </table:table-cell>
        </table:table-row>
        <table:table-row table:style-name="TableRow19">
          <table:table-cell table:style-name="TableCell20">
            <text:p text:style-name="P21">Validar parantecis completo</text:p>
          </table:table-cell>
          <table:table-cell table:style-name="TableCell22">
            <text:p text:style-name="P23"/>
          </table:table-cell>
          <table:table-cell table:style-name="TableCell24">
            <text:p text:style-name="P25">80%</text:p>
          </table:table-cell>
        </table:table-row>
        <table:table-row table:style-name="TableRow26">
          <table:table-cell table:style-name="TableCell27">
            <text:p text:style-name="P28">Los nombre de funciones que se quieran utilizar en un archivo importado deben tener el mismo nombre del archivo original</text:p>
          </table:table-cell>
          <table:table-cell table:style-name="TableCell29">
            <text:p text:style-name="P30"><text:span text:style-name="T31">const</text:span><text:span text:style-name="T32"><text:s/></text:span><text:span text:style-name="T33">setupAgentModel</text:span><text:span text:style-name="T34"><text:s/>=<text:s/></text:span><text:span text:style-name="T35">require</text:span><text:span text:style-name="T36">(</text:span><text:span text:style-name="T37">'./models/agent'</text:span><text:span text:style-name="T38">)</text:span></text:p>
            <text:p text:style-name="P39"/>
            <text:p text:style-name="P40"/>
            <text:p text:style-name="P41"><text:span text:style-name="T42">module</text:span><text:span text:style-name="T43">.</text:span><text:span text:style-name="T44">exports</text:span><text:span text:style-name="T45"><text:s/>=<text:s/></text:span><text:span text:style-name="T46">function</text:span><text:span text:style-name="T47"><text:s/></text:span><text:span text:style-name="T48">setupAgentModel</text:span><text:span text:style-name="T49">(</text:span><text:span text:style-name="T50">config</text:span><text:span text:style-name="T51">) {</text:span></text:p>
            <text:p text:style-name="P52"/>
          </table:table-cell>
          <table:table-cell table:style-name="TableCell53">
            <text:p text:style-name="TableContents"><text:span text:style-name="T54">80%</text:span></text:p>
          </table:table-cell>
        </table:table-row>
      </table:table>
      <text:p text:style-name="Standard"><text:tab/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Thorndale" svg:font-family="Thorndale" style:font-family-generic="roman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Rocha rocha guerrero</dc:creator>
    <meta:creation-date>2017-01-23T10:08:00Z</meta:creation-date>
    <dc:date>2018-11-10T04:54:00Z</dc:date>
    <meta:template xlink:href="Normal.dotm" xlink:type="simple"/>
    <meta:editing-cycles>121</meta:editing-cycles>
    <meta:editing-duration>PT112560S</meta:editing-duration>
    <meta:document-statistic meta:page-count="1" meta:paragraph-count="1" meta:word-count="65" meta:character-count="426" meta:row-count="3" meta:non-whitespace-character-count="362"/>
  </office:meta>
</office:document-meta>
</file>